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Hei" svg:font-family="SimHei" style:font-family-generic="modern" style:font-pitch="fixed"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text-properties fo:font-size="48pt" style:font-size-asian="48pt" style:font-size-complex="48pt"/>
    </style:style>
    <style:style style:name="T11" style:parent-style-name="Policepardéfaut" style:family="text">
      <style:text-properties fo:color="#7030A0" style:language-complex="fr" style:country-complex="FR"/>
    </style:style>
    <style:style style:name="P12" style:parent-style-name="Normal" style:family="paragraph">
      <style:paragraph-properties fo:break-before="page">
        <style:tab-stops>
          <style:tab-stop style:type="left" style:position="4.8666in"/>
        </style:tab-stops>
      </style:paragraph-properties>
      <style:text-properties fo:font-size="20pt" style:font-size-asian="20pt" style:font-size-complex="20pt"/>
    </style:style>
    <style:style style:name="P13" style:parent-style-name="TM1" style:family="paragraph">
      <style:paragraph-properties>
        <style:tab-stops>
          <style:tab-stop style:type="right" style:leader-style="dotted" style:leader-text="." style:position="6.2611in"/>
        </style:tab-stops>
      </style:paragraph-properties>
    </style:style>
    <style:style style:name="P14" style:parent-style-name="TM1" style:family="paragraph">
      <style:paragraph-properties>
        <style:tab-stops>
          <style:tab-stop style:type="right" style:leader-style="dotted" style:leader-text="." style:position="6.2611in"/>
        </style:tab-stops>
      </style:paragraph-properties>
    </style:style>
    <style:style style:name="P15" style:parent-style-name="TM1" style:family="paragraph">
      <style:paragraph-properties>
        <style:tab-stops>
          <style:tab-stop style:type="right" style:leader-style="dotted" style:leader-text="." style:position="6.2611in"/>
        </style:tab-stops>
      </style:paragraph-properties>
    </style:style>
    <style:style style:name="P16" style:parent-style-name="TM2" style:family="paragraph">
      <style:paragraph-properties>
        <style:tab-stops>
          <style:tab-stop style:type="right" style:leader-style="dotted" style:leader-text="." style:position="6.1083in"/>
        </style:tab-stops>
      </style:paragraph-properties>
    </style:style>
    <style:style style:name="P17" style:parent-style-name="TM2" style:family="paragraph">
      <style:paragraph-properties>
        <style:tab-stops>
          <style:tab-stop style:type="right" style:leader-style="dotted" style:leader-text="." style:position="6.1083in"/>
        </style:tab-stops>
      </style:paragraph-properties>
    </style:style>
    <style:style style:name="P18" style:parent-style-name="TM2" style:family="paragraph">
      <style:paragraph-properties>
        <style:tab-stops>
          <style:tab-stop style:type="right" style:leader-style="dotted" style:leader-text="." style:position="6.1083in"/>
        </style:tab-stops>
      </style:paragraph-properties>
    </style:style>
    <style:style style:name="P19" style:parent-style-name="TM3" style:family="paragraph">
      <style:paragraph-properties>
        <style:tab-stops>
          <style:tab-stop style:type="right" style:leader-style="dotted" style:leader-text="." style:position="5.9555in"/>
        </style:tab-stops>
      </style:paragraph-properties>
    </style:style>
    <style:style style:name="P20" style:parent-style-name="TM3" style:family="paragraph">
      <style:paragraph-properties>
        <style:tab-stops>
          <style:tab-stop style:type="right" style:leader-style="dotted" style:leader-text="." style:position="5.9555in"/>
        </style:tab-stops>
      </style:paragraph-properties>
    </style:style>
    <style:style style:name="P21" style:parent-style-name="TM3" style:family="paragraph">
      <style:paragraph-properties>
        <style:tab-stops>
          <style:tab-stop style:type="right" style:leader-style="dotted" style:leader-text="." style:position="5.9555in"/>
        </style:tab-stops>
      </style:paragraph-properties>
    </style:style>
    <style:style style:name="P22" style:parent-style-name="TM3" style:family="paragraph">
      <style:paragraph-properties>
        <style:tab-stops>
          <style:tab-stop style:type="right" style:leader-style="dotted" style:leader-text="." style:position="5.9555in"/>
        </style:tab-stops>
      </style:paragraph-properties>
    </style:style>
    <style:style style:name="P23" style:parent-style-name="TM3" style:family="paragraph">
      <style:paragraph-properties>
        <style:tab-stops>
          <style:tab-stop style:type="right" style:leader-style="dotted" style:leader-text="." style:position="5.9555in"/>
        </style:tab-stops>
      </style:paragraph-properties>
    </style:style>
    <style:style style:name="P24" style:parent-style-name="TM2" style:family="paragraph">
      <style:paragraph-properties>
        <style:tab-stops>
          <style:tab-stop style:type="right" style:leader-style="dotted" style:leader-text="." style:position="6.1083in"/>
        </style:tab-stops>
      </style:paragraph-properties>
    </style:style>
    <style:style style:name="P25" style:parent-style-name="TM2" style:family="paragraph">
      <style:paragraph-properties>
        <style:tab-stops>
          <style:tab-stop style:type="right" style:leader-style="dotted" style:leader-text="." style:position="6.1083in"/>
        </style:tab-stops>
      </style:paragraph-properties>
    </style:style>
    <style:style style:name="P26" style:parent-style-name="TM1" style:family="paragraph">
      <style:paragraph-properties>
        <style:tab-stops>
          <style:tab-stop style:type="right" style:leader-style="dotted" style:leader-text="." style:position="6.2611in"/>
        </style:tab-stops>
      </style:paragraph-properties>
    </style:style>
    <style:style style:name="P27" style:parent-style-name="TM1" style:family="paragraph">
      <style:paragraph-properties>
        <style:tab-stops>
          <style:tab-stop style:type="right" style:leader-style="dotted" style:leader-text="." style:position="6.2611in"/>
        </style:tab-stops>
      </style:paragraph-properties>
    </style:style>
    <style:style style:name="P28" style:parent-style-name="TM1" style:family="paragraph">
      <style:paragraph-properties>
        <style:tab-stops>
          <style:tab-stop style:type="right" style:leader-style="dotted" style:leader-text="." style:position="6.2611in"/>
        </style:tab-stops>
      </style:paragraph-properties>
    </style:style>
    <style:style style:name="P29" style:parent-style-name="TM2" style:family="paragraph">
      <style:paragraph-properties>
        <style:tab-stops>
          <style:tab-stop style:type="right" style:leader-style="dotted" style:leader-text="." style:position="6.1083in"/>
        </style:tab-stops>
      </style:paragraph-properties>
    </style:style>
    <style:style style:name="P30" style:parent-style-name="TM3" style:family="paragraph">
      <style:paragraph-properties>
        <style:tab-stops>
          <style:tab-stop style:type="right" style:leader-style="dotted" style:leader-text="." style:position="5.9555in"/>
        </style:tab-stops>
      </style:paragraph-properties>
    </style:style>
    <style:style style:name="P31" style:parent-style-name="TM3" style:family="paragraph">
      <style:paragraph-properties>
        <style:tab-stops>
          <style:tab-stop style:type="right" style:leader-style="dotted" style:leader-text="." style:position="5.9555in"/>
        </style:tab-stops>
      </style:paragraph-properties>
    </style:style>
    <style:style style:name="P32" style:parent-style-name="TM3" style:family="paragraph">
      <style:paragraph-properties>
        <style:tab-stops>
          <style:tab-stop style:type="right" style:leader-style="dotted" style:leader-text="." style:position="5.9555in"/>
        </style:tab-stops>
      </style:paragraph-properties>
    </style:style>
    <style:style style:name="P33" style:parent-style-name="TM3" style:family="paragraph">
      <style:paragraph-properties>
        <style:tab-stops>
          <style:tab-stop style:type="right" style:leader-style="dotted" style:leader-text="." style:position="5.9555in"/>
        </style:tab-stops>
      </style:paragraph-properties>
    </style:style>
    <style:style style:name="P34" style:parent-style-name="TM2" style:family="paragraph">
      <style:paragraph-properties>
        <style:tab-stops>
          <style:tab-stop style:type="right" style:leader-style="dotted" style:leader-text="." style:position="6.1083in"/>
        </style:tab-stops>
      </style:paragraph-properties>
    </style:style>
    <style:style style:name="P35" style:parent-style-name="TM2" style:family="paragraph">
      <style:paragraph-properties>
        <style:tab-stops>
          <style:tab-stop style:type="right" style:leader-style="dotted" style:leader-text="." style:position="6.1083in"/>
        </style:tab-stops>
      </style:paragraph-properties>
    </style:style>
    <style:style style:name="P36" style:parent-style-name="TM2" style:family="paragraph">
      <style:paragraph-properties>
        <style:tab-stops>
          <style:tab-stop style:type="right" style:leader-style="dotted" style:leader-text="." style:position="6.1083in"/>
        </style:tab-stops>
      </style:paragraph-properties>
    </style:style>
    <style:style style:name="P37" style:parent-style-name="TM2" style:family="paragraph">
      <style:paragraph-properties>
        <style:tab-stops>
          <style:tab-stop style:type="right" style:leader-style="dotted" style:leader-text="." style:position="6.1083in"/>
        </style:tab-stops>
      </style:paragraph-properties>
    </style:style>
    <style:style style:name="P38" style:parent-style-name="TM1" style:family="paragraph">
      <style:paragraph-properties>
        <style:tab-stops>
          <style:tab-stop style:type="right" style:leader-style="dotted" style:leader-text="." style:position="6.2611in"/>
        </style:tab-stops>
      </style:paragraph-properties>
    </style:style>
    <style:style style:name="P39" style:parent-style-name="TM1" style:family="paragraph">
      <style:paragraph-properties>
        <style:tab-stops>
          <style:tab-stop style:type="right" style:leader-style="dotted" style:leader-text="." style:position="6.2611in"/>
        </style:tab-stops>
      </style:paragraph-properties>
    </style:style>
    <style:style style:name="P40" style:parent-style-name="TM1" style:family="paragraph">
      <style:paragraph-properties>
        <style:tab-stops>
          <style:tab-stop style:type="right" style:leader-style="dotted" style:leader-text="." style:position="6.2611in"/>
        </style:tab-stops>
      </style:paragraph-properties>
    </style:style>
    <style:style style:name="P41" style:parent-style-name="TM1" style:family="paragraph">
      <style:paragraph-properties>
        <style:tab-stops>
          <style:tab-stop style:type="right" style:leader-style="dotted" style:leader-text="." style:position="6.2611in"/>
        </style:tab-stops>
      </style:paragraph-properties>
    </style:style>
    <style:style style:name="P42" style:parent-style-name="TM1" style:family="paragraph">
      <style:paragraph-properties>
        <style:tab-stops>
          <style:tab-stop style:type="right" style:leader-style="dotted" style:leader-text="." style:position="6.2611in"/>
        </style:tab-stops>
      </style:paragraph-properties>
    </style:style>
    <style:style style:name="P43" style:parent-style-name="TM1" style:family="paragraph">
      <style:paragraph-properties>
        <style:tab-stops>
          <style:tab-stop style:type="right" style:leader-style="dotted" style:leader-text="." style:position="6.2611in"/>
        </style:tab-stops>
      </style:paragraph-properties>
    </style:style>
    <style:style style:name="P44" style:parent-style-name="TM1" style:family="paragraph">
      <style:paragraph-properties>
        <style:tab-stops>
          <style:tab-stop style:type="right" style:leader-style="dotted" style:leader-text="." style:position="6.2611in"/>
        </style:tab-stops>
      </style:paragraph-properties>
    </style:style>
    <style:style style:name="P45" style:parent-style-name="Normal" style:family="paragraph">
      <style:text-properties fo:hyphenate="true"/>
    </style:style>
    <style:style style:name="P46" style:parent-style-name="Titre1" style:family="paragraph">
      <style:paragraph-properties fo:break-before="page"/>
    </style:style>
    <style:style style:name="P47" style:parent-style-name="Normal" style:family="paragraph">
      <style:paragraph-properties fo:line-height="100%"/>
    </style:style>
    <style:style style:name="P48" style:parent-style-name="Normal" style:family="paragraph">
      <style:paragraph-properties fo:line-height="100%"/>
    </style:style>
    <style:style style:name="P49" style:parent-style-name="Normal" style:family="paragraph">
      <style:paragraph-properties fo:line-height="100%"/>
    </style:style>
    <style:style style:name="P50" style:parent-style-name="Normal" style:family="paragraph">
      <style:paragraph-properties fo:line-height="100%"/>
    </style:style>
    <style:style style:name="P51" style:parent-style-name="Normal" style:family="paragraph">
      <style:paragraph-properties fo:margin-left="0.5in">
        <style:tab-stops/>
      </style:paragraph-properties>
    </style:style>
    <style:style style:name="P52" style:parent-style-name="Paragraphedeliste" style:list-style-name="LFO14" style:family="paragraph"/>
    <style:style style:name="P53" style:parent-style-name="Paragraphedeliste" style:list-style-name="LFO14" style:family="paragraph"/>
    <style:style style:name="P54" style:parent-style-name="Paragraphedeliste" style:list-style-name="LFO14" style:family="paragraph"/>
    <style:style style:name="P55" style:parent-style-name="Paragraphedeliste" style:list-style-name="LFO14" style:family="paragraph"/>
    <style:style style:name="P56" style:parent-style-name="Paragraphedeliste" style:list-style-name="LFO14" style:family="paragraph"/>
    <style:style style:name="P57" style:parent-style-name="Paragraphedeliste" style:list-style-name="LFO14" style:family="paragraph"/>
    <style:style style:name="P58" style:parent-style-name="Paragraphedeliste" style:list-style-name="LFO15" style:family="paragraph"/>
    <style:style style:name="P59" style:parent-style-name="Paragraphedeliste" style:list-style-name="LFO15" style:family="paragraph"/>
    <style:style style:name="P60" style:parent-style-name="Paragraphedeliste" style:list-style-name="LFO15" style:family="paragraph"/>
    <style:style style:name="P61" style:parent-style-name="Paragraphedeliste" style:list-style-name="LFO15" style:family="paragraph"/>
    <style:style style:name="P62" style:parent-style-name="Paragraphedeliste" style:list-style-name="LFO15" style:family="paragraph"/>
    <style:style style:name="P63" style:parent-style-name="Paragraphedeliste" style:list-style-name="LFO16" style:family="paragraph"/>
    <style:style style:name="P64" style:parent-style-name="Paragraphedeliste" style:list-style-name="LFO16" style:family="paragraph"/>
    <style:style style:name="P65" style:parent-style-name="Paragraphedeliste" style:list-style-name="LFO16" style:family="paragraph"/>
    <style:style style:name="P66" style:parent-style-name="Paragraphedeliste" style:list-style-name="LFO16" style:family="paragraph"/>
    <style:style style:name="P67" style:parent-style-name="Paragraphedeliste" style:list-style-name="LFO16" style:family="paragraph"/>
    <style:style style:name="P68" style:parent-style-name="Paragraphedeliste" style:list-style-name="LFO16" style:family="paragraph"/>
    <style:style style:name="TableColumn70" style:family="table-column">
      <style:table-column-properties style:column-width="1.5652in"/>
    </style:style>
    <style:style style:name="TableColumn71" style:family="table-column">
      <style:table-column-properties style:column-width="1.5652in"/>
    </style:style>
    <style:style style:name="TableColumn72" style:family="table-column">
      <style:table-column-properties style:column-width="1.5652in"/>
    </style:style>
    <style:style style:name="TableColumn73" style:family="table-column">
      <style:table-column-properties style:column-width="1.5652in"/>
    </style:style>
    <style:style style:name="Table69" style:family="table">
      <style:table-properties style:width="6.2611in" fo:margin-left="0in" table:align="lef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P146" style:parent-style-name="Normal" style:family="paragraph">
      <style:paragraph-properties fo:text-align="justify">
        <style:tab-stops>
          <style:tab-stop style:type="left" style:position="2.2333in"/>
        </style:tab-stops>
      </style:paragraph-properties>
      <style:text-properties fo:font-size="20pt" style:font-size-asian="20pt" style:font-size-complex="20pt"/>
    </style:style>
    <style:style style:family="graphic" style:name="a0">
      <style:graphic-properties draw:fill="solid" draw:fill-color="#7030a0" draw:opacity="100%" draw:stroke="none"/>
    </style:style>
    <style:style style:family="graphic" style:name="a1">
      <style:graphic-properties draw:fill="solid" draw:fill-color="#ffd966" draw:opacity="100%" draw:stroke="none"/>
    </style:style>
    <style:style style:family="graphic" style:name="a2">
      <style:graphic-properties draw:fill="solid" draw:fill-color="#85cdc1" draw:opacity="100%" draw:stroke="none"/>
    </style:style>
    <style:style style:family="graphic" style:name="a3">
      <style:graphic-properties style:wrap="run-through" style:run-through="foreground" style:horizontal-rel="page" style:vertical-rel="page" style:horizontal-pos="right" style:vertical-pos="bottom"/>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Projet PNJ</text:p>
      <text:p text:style-name="Normal"><text:span text:style-name="T11"><draw:g draw:z-index="251659264" draw:name="Groupe 12" draw:id="id3" draw:style-name="a3" text:anchor-type="paragraph"><svg:title/><svg:desc/><draw:custom-shape svg:width="8.50764in" svg:height="4.29028in" draw:id="id0" draw:style-name="a0" draw:transform="translate(-4.25382in -2.14514in) rotate(-3.14159) translate(4.25382in 2.17972in)" draw:name="Forme libre 54"><svg:title/><svg:desc/><draw:enhanced-geometry draw:type="non-primitive" svg:viewBox="0 0 455 260" draw:enhanced-path="M ?f0 ?f2 C ?f0 ?f0 ?f0 ?f0 ?f0 ?f0 ?f1 ?f0 ?f1 ?f0 ?f1 ?f0 ?f3 ?f0 ?f0 ?f2 ?f0 ?f2 Z N" draw:text-areas="?f16 ?f18 ?f17 ?f19" draw:glue-points="?f20 ?f21 ?f20 ?f22 ?f23 ?f22 ?f20 ?f21" draw:glue-point-leaving-directions="-90, -90, -90, -90"><draw:equation draw:name="f0" draw:formula="0"/><draw:equation draw:name="f1" draw:formula="455"/><draw:equation draw:name="f2" draw:formula="260"/><draw:equation draw:name="f3" draw:formula="14"/><draw:equation draw:name="f4" draw:formula="?f2 - ?f0"/><draw:equation draw:name="f5" draw:formula="?f1 - ?f0"/><draw:equation draw:name="f6" draw:formula="?f5 / 455"/><draw:equation draw:name="f7" draw:formula="?f4 / 260"/><draw:equation draw:name="f8" draw:formula="0 * ?f5"/><draw:equation draw:name="f9" draw:formula="260 * ?f4"/><draw:equation draw:name="f10" draw:formula="0 * ?f4"/><draw:equation draw:name="f11" draw:formula="455 * ?f5"/><draw:equation draw:name="f12" draw:formula="?f8 / 455"/><draw:equation draw:name="f13" draw:formula="?f9 / 260"/><draw:equation draw:name="f14" draw:formula="?f10 / 260"/><draw:equation draw:name="f15" draw:formula="?f11 / 455"/><draw:equation draw:name="f16" draw:formula="0 / ?f6"/><draw:equation draw:name="f17" draw:formula="?f1 / ?f6"/><draw:equation draw:name="f18" draw:formula="0 / ?f7"/><draw:equation draw:name="f19" draw:formula="?f2 / ?f7"/><draw:equation draw:name="f20" draw:formula="?f12 / ?f6"/><draw:equation draw:name="f21" draw:formula="?f13 / ?f7"/><draw:equation draw:name="f22" draw:formula="?f14 / ?f7"/><draw:equation draw:name="f23" draw:formula="?f15 / ?f6"/></draw:enhanced-geometry></draw:custom-shape><draw:custom-shape svg:width="8.50764in" svg:height="4.29028in" draw:id="id1" draw:style-name="a1" draw:transform="translate(-4.25382in -2.14514in) rotate(-3.14159) translate(4.26424in 2.14514in)" draw:name="Forme libre 55"><svg:title/><svg:desc/><draw:enhanced-geometry draw:type="non-primitive" svg:viewBox="0 0 455 260" draw:enhanced-path="M ?f0 ?f2 C ?f0 ?f3 ?f0 ?f3 ?f0 ?f3 ?f0 ?f4 ?f4 ?f0 ?f3 ?f0 ?f1 ?f0 ?f1 ?f0 ?f1 ?f0 ?f5 ?f0 ?f0 ?f2 ?f0 ?f2 Z N" draw:text-areas="?f22 ?f24 ?f23 ?f25" draw:glue-points="?f26 ?f27 ?f26 ?f28 ?f29 ?f30 ?f31 ?f30 ?f26 ?f27" draw:glue-point-leaving-directions="-90, -90, -90, -90, -90"><draw:equation draw:name="f0" draw:formula="0"/><draw:equation draw:name="f1" draw:formula="455"/><draw:equation draw:name="f2" draw:formula="260"/><draw:equation draw:name="f3" draw:formula="255"/><draw:equation draw:name="f4" draw:formula="114"/><draw:equation draw:name="f5" draw:formula="14"/><draw:equation draw:name="f6" draw:formula="?f2 - ?f0"/><draw:equation draw:name="f7" draw:formula="?f1 - ?f0"/><draw:equation draw:name="f8" draw:formula="?f7 / 455"/><draw:equation draw:name="f9" draw:formula="?f6 / 260"/><draw:equation draw:name="f10" draw:formula="0 * ?f7"/><draw:equation draw:name="f11" draw:formula="260 * ?f6"/><draw:equation draw:name="f12" draw:formula="255 * ?f6"/><draw:equation draw:name="f13" draw:formula="255 * ?f7"/><draw:equation draw:name="f14" draw:formula="0 * ?f6"/><draw:equation draw:name="f15" draw:formula="455 * ?f7"/><draw:equation draw:name="f16" draw:formula="?f10 / 455"/><draw:equation draw:name="f17" draw:formula="?f11 / 260"/><draw:equation draw:name="f18" draw:formula="?f12 / 260"/><draw:equation draw:name="f19" draw:formula="?f13 / 455"/><draw:equation draw:name="f20" draw:formula="?f14 / 260"/><draw:equation draw:name="f21" draw:formula="?f15 / 455"/><draw:equation draw:name="f22" draw:formula="0 / ?f8"/><draw:equation draw:name="f23" draw:formula="?f1 / ?f8"/><draw:equation draw:name="f24" draw:formula="0 / ?f9"/><draw:equation draw:name="f25" draw:formula="?f2 / ?f9"/><draw:equation draw:name="f26" draw:formula="?f16 / ?f8"/><draw:equation draw:name="f27" draw:formula="?f17 / ?f9"/><draw:equation draw:name="f28" draw:formula="?f18 / ?f9"/><draw:equation draw:name="f29" draw:formula="?f19 / ?f8"/><draw:equation draw:name="f30" draw:formula="?f20 / ?f9"/><draw:equation draw:name="f31" draw:formula="?f21 / ?f8"/></draw:enhanced-geometry></draw:custom-shape><draw:custom-shape svg:width="8.50764in" svg:height="1.49167in" draw:id="id2" draw:style-name="a2" draw:transform="translate(-4.25382in -0.74583in) rotate(-3.14159) translate(4.25382in 3.57892in)" draw:name="Forme libre : Forme 14"><svg:title/><svg:desc/><draw:enhanced-geometry draw:type="non-primitive" svg:viewBox="0 0 7779656 1364203" draw:enhanced-path="M ?f1 ?f2 L ?f0 ?f0 ?f1 ?f0 Z N" draw:text-areas="?f15 ?f17 ?f16 ?f18" draw:glue-points="?f19 ?f20 ?f21 ?f22 ?f19 ?f22" draw:glue-point-leaving-directions="-90, -90, -90"><draw:equation draw:name="f0" draw:formula="0"/><draw:equation draw:name="f1" draw:formula="7779656"/><draw:equation draw:name="f2" draw:formula="1364203"/><draw:equation draw:name="f3" draw:formula="?f2 - ?f0"/><draw:equation draw:name="f4" draw:formula="?f1 - ?f0"/><draw:equation draw:name="f5" draw:formula="?f4 / 7779656"/><draw:equation draw:name="f6" draw:formula="?f3 / 1364203"/><draw:equation draw:name="f7" draw:formula="7779656 * ?f4"/><draw:equation draw:name="f8" draw:formula="1364203 * ?f3"/><draw:equation draw:name="f9" draw:formula="0 * ?f4"/><draw:equation draw:name="f10" draw:formula="0 * ?f3"/><draw:equation draw:name="f11" draw:formula="?f7 / 7779656"/><draw:equation draw:name="f12" draw:formula="?f8 / 1364203"/><draw:equation draw:name="f13" draw:formula="?f9 / 7779656"/><draw:equation draw:name="f14" draw:formula="?f10 / 136420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span></text:p>
      <text:p text:style-name="Normal"/>
      <text:soft-page-break/>
      <text:p text:style-name="P12"><text:tab/></text:p>
      <text:h text:style-name="En-têtedetabledesmatières" text:outline-level="1"><text:bookmark-start text:name="_Toc102382578"/><text:bookmark-start text:name="_Toc102477863"/><text:bookmark-start text:name="_Toc102482618"/><text:bookmark-start text:name="_Toc102574865"/><text:bookmark-start text:name="_Toc103006033"/>Table des matières<text:bookmark-end text:name="_Toc102382578"/><text:bookmark-end text:name="_Toc102477863"/><text:bookmark-end text:name="_Toc102482618"/><text:bookmark-end text:name="_Toc102574865"/><text:bookmark-end text:name="_Toc103006033"/></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3"><text:a xlink:href="#_Toc103006033" office:target-frame-name="_top" xlink:show="replace"><text:span text:style-name="Lienhypertexte">Table des matières</text:span><text:tab/>2</text:a></text:p>
          <text:p text:style-name="P14"><text:a xlink:href="#_Toc103006034" office:target-frame-name="_top" xlink:show="replace"><text:span text:style-name="Lienhypertexte">1. Introduction</text:span><text:tab/>4</text:a></text:p>
          <text:p text:style-name="P15"><text:a xlink:href="#_Toc103006035" office:target-frame-name="_top" xlink:show="replace"><text:span text:style-name="Lienhypertexte">2. Rappel de l’énoncé</text:span><text:tab/>4</text:a></text:p>
          <text:p text:style-name="P16"><text:a xlink:href="#_Toc103006036" office:target-frame-name="_top" xlink:show="replace"><text:span text:style-name="Lienhypertexte">2.1 Organisation</text:span><text:tab/>4</text:a></text:p>
          <text:p text:style-name="P17"><text:a xlink:href="#_Toc103006037" office:target-frame-name="_top" xlink:show="replace"><text:span text:style-name="Lienhypertexte">2.2 Objectifs</text:span><text:tab/>4</text:a></text:p>
          <text:p text:style-name="P18"><text:a xlink:href="#_Toc103006038" office:target-frame-name="_top" xlink:show="replace"><text:span text:style-name="Lienhypertexte">2.3 Description du projet</text:span><text:tab/>4</text:a></text:p>
          <text:p text:style-name="P19"><text:a xlink:href="#_Toc103006039" office:target-frame-name="_top" xlink:show="replace"><text:span text:style-name="Lienhypertexte">2.3.1 Créer un profil</text:span><text:tab/>4</text:a></text:p>
          <text:p text:style-name="P20"><text:a xlink:href="#_Toc103006040" office:target-frame-name="_top" xlink:show="replace"><text:span text:style-name="Lienhypertexte">2.3.2 Rédig</text:span><text:span text:style-name="Lienhypertexte">er des critiques</text:span><text:tab/>4</text:a></text:p>
          <text:p text:style-name="P21"><text:a xlink:href="#_Toc103006041" office:target-frame-name="_top" xlink:show="replace"><text:span text:style-name="Lienhypertexte">2.3.3 Noté un Jeu</text:span><text:tab/>4</text:a></text:p>
          <text:p text:style-name="P22"><text:a xlink:href="#_Toc103006042" office:target-frame-name="_top" xlink:show="replace"><text:span text:style-name="Lienhypertexte">2.3.4 Modification d’un profile</text:span><text:tab/>5</text:a></text:p>
          <text:p text:style-name="P23"><text:a xlink:href="#_Toc103006043" office:target-frame-name="_top" xlink:show="replace"><text:span text:style-name="Lienhypertexte">2.3.5 Administrateur</text:span><text:tab/>5</text:a></text:p>
          <text:p text:style-name="P24"><text:a xlink:href="#_Toc103006044" office:target-frame-name="_top" xlink:show="replace"><text:span text:style-name="Lienhypertexte">2.4 Matériel et<text:s/></text:span><text:span text:style-name="Lienhypertexte">logiciels à disposition</text:span><text:tab/>5</text:a></text:p>
          <text:p text:style-name="P25"><text:a xlink:href="#_Toc103006045" office:target-frame-name="_top" xlink:show="replace"><text:span text:style-name="Lienhypertexte">2.5 Livrable</text:span><text:tab/>5</text:a></text:p>
          <text:p text:style-name="P26"><text:a xlink:href="#_Toc103006046" office:target-frame-name="_top" xlink:show="replace"><text:span text:style-name="Lienhypertexte">3. Méthodologie</text:span><text:tab/>6</text:a></text:p>
          <text:p text:style-name="P27"><text:a xlink:href="#_Toc103006047" office:target-frame-name="_top" xlink:show="replace"><text:span text:style-name="Lienhypertexte">4. Planification</text:span><text:tab/>6</text:a></text:p>
          <text:p text:style-name="P28"><text:a xlink:href="#_Toc103006048" office:target-frame-name="_top" xlink:show="replace"><text:span text:style-name="Lienhypertexte">5. Analyse fonctionnelle</text:span><text:tab/>6</text:a></text:p>
          <text:p text:style-name="P29"><text:a xlink:href="#_Toc103006049" office:target-frame-name="_top" xlink:show="replace"><text:span text:style-name="Lienhypertexte">5.1 Fonction Utilisateur</text:span><text:tab/>6</text:a></text:p>
          <text:p text:style-name="P30"><text:a xlink:href="#_Toc103006050" office:target-frame-name="_top" xlink:show="replace"><text:span text:style-name="Lienhypertexte">5.1.1 Créer un utilisateur</text:span><text:tab/>6</text:a></text:p>
          <text:p text:style-name="P31"><text:a xlink:href="#_Toc103006051" office:target-frame-name="_top" xlink:show="replace"><text:span text:style-name="Lienhypertexte">5.1.2 Connecter un utilisateur</text:span><text:tab/>7</text:a></text:p>
          <text:p text:style-name="P32"><text:a xlink:href="#_Toc103006052" office:target-frame-name="_top" xlink:show="replace"><text:span text:style-name="Lienhypertexte">5.1.3 Supprimer un utilisateur</text:span><text:tab/>7</text:a></text:p>
          <text:p text:style-name="P33"><text:a xlink:href="#_Toc103006053" office:target-frame-name="_top" xlink:show="replace"><text:span text:style-name="Lienhypertexte">5.1.4 Information d’un utilisateur</text:span><text:tab/>7</text:a></text:p>
          <text:p text:style-name="P34"><text:a xlink:href="#_Toc103006054" office:target-frame-name="_top" xlink:show="replace"><text:span text:style-name="Lienhypertexte">5.2 Fonction Administrateur</text:span><text:tab/>7</text:a></text:p>
          <text:p text:style-name="P35"><text:a xlink:href="#_Toc103006055" office:target-frame-name="_top" xlink:show="replace"><text:span text:style-name="Lienhypertexte">5.3 Fonction Note</text:span><text:tab/>7</text:a></text:p>
          <text:p text:style-name="P36"><text:a xlink:href="#_Toc103006056" office:target-frame-name="_top" xlink:show="replace"><text:span text:style-name="Lienhypertexte">5.4 Fonction Commentaire</text:span><text:tab/>7</text:a></text:p>
          <text:p text:style-name="P37"><text:a xlink:href="#_Toc103006057" office:target-frame-name="_top" xlink:show="replace"><text:span text:style-name="Lienhypertexte">5.5 Fonctio</text:span><text:span text:style-name="Lienhypertexte">n Jeu</text:span><text:tab/>7</text:a></text:p>
          <text:p text:style-name="P38"><text:a xlink:href="#_Toc103006058" office:target-frame-name="_top" xlink:show="replace"><text:span text:style-name="Lienhypertexte">6. Navigation</text:span><text:tab/>8</text:a></text:p>
          <text:p text:style-name="P39"><text:a xlink:href="#_Toc103006059" office:target-frame-name="_top" xlink:show="replace"><text:span text:style-name="Lienhypertexte">7. Libraires et outils externes</text:span><text:tab/>8</text:a></text:p>
          <text:p text:style-name="P40"><text:a xlink:href="#_Toc103006060" office:target-frame-name="_top" xlink:show="replace"><text:span text:style-name="Lienhypertexte">8. Plan de tests</text:span><text:tab/>8</text:a></text:p>
          <text:p text:style-name="P41"><text:a xlink:href="#_Toc103006061" office:target-frame-name="_top" xlink:show="replace"><text:span text:style-name="Lienhypertexte">9. Rapport de tests</text:span><text:tab/>8</text:a></text:p>
          <text:p text:style-name="P42"><text:a xlink:href="#_Toc103006062" office:target-frame-name="_top" xlink:show="replace"><text:span text:style-name="Lienhypertexte">10. Conclusion</text:span><text:tab/>8</text:a></text:p>
          <text:p text:style-name="P43"><text:a xlink:href="#_Toc103006063" office:target-frame-name="_top" xlink:show="replace"><text:span text:style-name="Lienhypertexte">11. Planning</text:span><text:tab/>8</text:a></text:p>
          <text:p text:style-name="P44"><text:a xlink:href="#_Toc103006064" office:target-frame-name="_top" xlink:show="replace"><text:span text:style-name="Lienhypertexte">12. Bibliographie</text:span><text:tab/>8</text:a></text:p>
        </text:index-body>
      </text:table-of-content>
      <text:p text:style-name="Normal"/>
      <text:p text:style-name="Normal"/>
      <text:p text:style-name="P45"><text:bookmark-start text:name="_Toc102382579"/></text:p>
      <text:h text:style-name="P46" text:outline-level="1"><text:bookmark-start text:name="_Toc102477864"/><text:bookmark-start text:name="_Toc102482619"/><text:bookmark-start text:name="_Toc102574866"/><text:bookmark-start text:name="_Toc103006034"/><text:soft-page-break/>1. Introduction<text:bookmark-end text:name="_Toc102382579"/><text:bookmark-end text:name="_Toc102477864"/><text:bookmark-end text:name="_Toc102482619"/><text:bookmark-end text:name="_Toc102574866"/><text:bookmark-end text:name="_Toc103006034"/></text:h>
      <text:p text:style-name="Normal">Ce document a pour but de détailler toutes les étapes à la création ayant été nécessaire<text:s/>à la création de l’application WEB réaliser dans le cadre de mon Travail Pratique Individuel (TPI).</text:p>
      <text:p text:style-name="Normal">L’application permet à un utilisateur valider de mettre des notes et mettre une critique sur les jeux enregistrer sur le site. Un utilisateur peut aussi modifier, supprimer ses commentaires et son profil s’il le souhaite. Le site est géré par des administrateurs qui valide les utilisateurs inscrit, les commentaires poster et peut bannir les utilisateurs.</text:p>
      <text:h text:style-name="Titre1" text:outline-level="1"><text:bookmark-start text:name="_Toc102382580"/><text:bookmark-start text:name="_Toc102477865"/><text:bookmark-start text:name="_Toc102482620"/><text:bookmark-start text:name="_Toc102574867"/><text:bookmark-start text:name="_Toc103006035"/>2. Rappel de l’énoncé<text:bookmark-end text:name="_Toc102382580"/><text:bookmark-end text:name="_Toc102477865"/><text:bookmark-end text:name="_Toc102482620"/><text:bookmark-end text:name="_Toc102574867"/><text:bookmark-end text:name="_Toc103006035"/></text:h>
      <text:h text:style-name="Titre2" text:outline-level="2"><text:bookmark-start text:name="_Toc102477866"/><text:bookmark-start text:name="_Toc102482621"/><text:bookmark-start text:name="_Toc102574868"/><text:bookmark-start text:name="_Toc103006036"/>2.1 Organisation<text:bookmark-end text:name="_Toc102477866"/><text:bookmark-end text:name="_Toc102482621"/><text:bookmark-end text:name="_Toc102574868"/><text:bookmark-end text:name="_Toc103006036"/></text:h>
      <text:p text:style-name="P47">Élève :<text:tab/><text:tab/>Champendal Noah<text:tab/><text:tab/><text:a xlink:href="mailto:noah.chmpn@eduge.ch" office:target-frame-name="_top" xlink:show="replace"><text:span text:style-name="Lienhypertexte">noah.chmpn@eduge.ch</text:span></text:a></text:p>
      <text:p text:style-name="P48">Maître :<text:tab/>Patrick Joseph Bergeret<text:tab/><text:a xlink:href="mailto:patrick-joseph.bergeret@edu.ge.ch" office:target-frame-name="_top" xlink:show="replace"><text:span text:style-name="Lienhypertexte">patrick-joseph.bergeret@edu.ge.ch</text:span></text:a></text:p>
      <text:p text:style-name="P49"><text:span text:style-name="gi">Experts :</text:span><text:span text:style-name="gi"><text:tab/>Borys Folomietow</text:span><text:span text:style-name="gi"><text:tab/></text:span><text:span text:style-name="gi"><text:tab/></text:span><text:a xlink:href="mailto:borys@folomietow.ch" office:target-frame-name="_top" xlink:show="replace"><text:span text:style-name="Lienhypertexte">borys@folomietow.ch</text:span></text:a></text:p>
      <text:p text:style-name="P50"><text:span text:style-name="gi"><text:tab/></text:span><text:span text:style-name="gi"><text:tab/>Brian Nydegger</text:span><text:span text:style-name="gi"><text:tab/></text:span><text:span text:style-name="gi"><text:tab/></text:span><text:a xlink:href="mailto:briannydegger@gmail.com" office:target-frame-name="_top" xlink:show="replace"><text:span text:style-name="Lienhypertexte">briannydegger@gmail.com</text:span></text:a></text:p>
      <text:h text:style-name="Titre2" text:outline-level="2"><text:bookmark-start text:name="_Toc102477867"/><text:bookmark-start text:name="_Toc102482622"/><text:bookmark-start text:name="_Toc102574869"/><text:bookmark-start text:name="_Toc103006037"/>2.2 Objectifs<text:bookmark-end text:name="_Toc102477867"/><text:bookmark-end text:name="_Toc102482622"/><text:bookmark-end text:name="_Toc102574869"/><text:bookmark-end text:name="_Toc103006037"/></text:h>
      <text:p text:style-name="P51">L’objectif de ce projet est de réaliser dans l’espace de 11 jours une application WEB, une documentation technique,<text:s/>un manuel utilisateur et le journal de bord du projet</text:p>
      <text:h text:style-name="Titre2" text:outline-level="2"><text:bookmark-start text:name="_Toc102477868"/><text:bookmark-start text:name="_Toc102482623"/><text:bookmark-start text:name="_Toc102574870"/><text:bookmark-start text:name="_Toc103006038"/>2.3 Description du projet<text:bookmark-end text:name="_Toc102477868"/><text:bookmark-end text:name="_Toc102482623"/><text:bookmark-end text:name="_Toc102574870"/><text:bookmark-end text:name="_Toc103006038"/></text:h>
      <text:p text:style-name="Normal">PNJ est une application WEB de critique de jeux vidéo au chaque utilisateur peut<text:s/>créer,<text:s/>noter et rédiger<text:s/>une critique<text:s/>sur<text:s/>des jeux,<text:s/>les jeux<text:s/>sont<text:s/>enregistrés<text:s/>dans une base de données. Seule les personne inscrite<text:s/>et validé par un administrateur pourront accéder à toutes les fonctionnalités du site.</text:p>
      <text:h text:style-name="Titre3" text:outline-level="3"><text:bookmark-start text:name="_Toc102574871"/><text:bookmark-start text:name="_Toc103006039"/>2.3.1 Créer un profil<text:bookmark-end text:name="_Toc102574871"/><text:bookmark-end text:name="_Toc103006039"/></text:h>
      <text:p text:style-name="Normal">En tant qu’invité sur le site il sera uniquement possible de se connecter au site ou de créer un compte. Une fois le compte créer il faudra attendre qu’un administrateur valide votre demande d’inscription. Une fois le compte validé vous aurez accès aux autres fonctionnalités du site</text:p>
      <text:h text:style-name="Titre3" text:outline-level="3">2.3.2 Créer un jeu</text:h>
      <text:p text:style-name="Normal">Une fois qu’un utilisateur validé se connecte il aura accès à la page de création de jeu.<text:s/>Tous les champs<text:s/>doivent être rempli pour valider la création d’un<text:s/>jeu. L’utilisateur à l’option de mettre son jeu en privé, un jeu privé n’apparaitra pas dans l’accueil et la recherche. Il est possible de passer un jeu privé en public dans la page de l’utilisateur, mais l’inverse n’est pas possible.</text:p>
      <text:h text:style-name="Titre3" text:outline-level="3"><text:bookmark-start text:name="_Toc102574872"/><text:bookmark-start text:name="_Toc103006040"/><text:soft-page-break/>2.3.3<text:s/>Rédiger des critiques<text:bookmark-end text:name="_Toc102574872"/><text:bookmark-end text:name="_Toc103006040"/></text:h>
      <text:p text:style-name="Normal">Les utilisateurs peuvent rédiger une critique sur la page d’un jeu. Ils peuvent aussi la supprimer pour en mettre une autre à la place. Si votre critique n’est pas construite ou insultant un modérateur peut supprimer votre commentaire.</text:p>
      <text:h text:style-name="Titre3" text:outline-level="3"><text:bookmark-start text:name="_Toc102574873"/><text:bookmark-start text:name="_Toc103006041"/>2.3.4<text:s/>Noté un Jeu<text:bookmark-end text:name="_Toc102574873"/><text:bookmark-end text:name="_Toc103006041"/></text:h>
      <text:p text:style-name="Normal">Un fois sur la page d’un jeu les utilisateurs peuvent attribuer une note entre 0 et 10 au jeu. La note ne pourra pas être changer alors réfléchissez bien avant de la mettre. La note sera prise en compte lors du calcul de la note moyenne d’un jeu.</text:p>
      <text:h text:style-name="Titre3" text:outline-level="3"><text:bookmark-start text:name="_Toc102574874"/><text:bookmark-start text:name="_Toc103006042"/>2.3.5<text:s/>Modification d’un profile<text:bookmark-end text:name="_Toc102574874"/><text:bookmark-end text:name="_Toc103006042"/></text:h>
      <text:p text:style-name="Normal">Si un utilisateur souhaite modifier son pseudo son mail ou son mot<text:s/>de passe il faudra faire c’est possible dans la page de profile, mais il faudra faire une demande au modérateur pour le mot de passe</text:p>
      <text:h text:style-name="Titre3" text:outline-level="3"><text:bookmark-start text:name="_Toc102574875"/><text:bookmark-start text:name="_Toc103006043"/>2.3.6<text:s/><text:bookmark-end text:name="_Toc102574875"/><text:bookmark-end text:name="_Toc103006043"/>Rechercher des jeux</text:h>
      <text:p text:style-name="Normal">Il est possible de rechercher des jeux selon des paramètres spécifique, comme le titre, la catégorie, la date de parution et la note moyenne.<text:s/>Tous<text:s/>ses paramètres sont optionnels et peuvent aussi être cumuler.<text:s/>Une fois le formulaire valider une liste de jeu correspondant à vos critères<text:s/>sera disponible.</text:p>
      <text:p text:style-name="Normal"/>
      <text:h text:style-name="Titre2" text:outline-level="2"><text:bookmark-start text:name="_Toc102477869"/><text:bookmark-start text:name="_Toc102482624"/><text:bookmark-start text:name="_Toc102574876"/><text:bookmark-start text:name="_Toc103006044"/>2.4 Matériel et logiciels à disposition<text:bookmark-end text:name="_Toc102477869"/><text:bookmark-end text:name="_Toc102482624"/><text:bookmark-end text:name="_Toc102574876"/><text:bookmark-end text:name="_Toc103006044"/><text:s/></text:h>
      <text:list text:style-name="LFO14" text:continue-numbering="true">
        <text:list-item>
          <text:p text:style-name="P52">Un PC standard de l’école</text:p>
        </text:list-item>
        <text:list-item>
          <text:p text:style-name="P53">Deux écrans</text:p>
        </text:list-item>
        <text:list-item>
          <text:p text:style-name="P54">EasyPHP WAMP ou autre</text:p>
        </text:list-item>
        <text:list-item>
          <text:p text:style-name="P55">Mysql/Mariadb,workbench,phpmyadmin</text:p>
        </text:list-item>
        <text:list-item>
          <text:p text:style-name="P56">Visual<text:s/>Studio Code</text:p>
        </text:list-item>
        <text:list-item>
          <text:p text:style-name="P57">Suite Office</text:p>
        </text:list-item>
      </text:list>
      <text:h text:style-name="Titre2" text:outline-level="2"><text:bookmark-start text:name="_Toc102477871"/><text:bookmark-start text:name="_Toc102482625"/><text:bookmark-start text:name="_Toc102574877"/><text:bookmark-start text:name="_Toc103006045"/>2.5 Livrable<text:bookmark-end text:name="_Toc102477871"/><text:bookmark-end text:name="_Toc102482625"/><text:bookmark-end text:name="_Toc102574877"/><text:bookmark-end text:name="_Toc103006045"/></text:h>
      <text:p text:style-name="Normal">Voici tous les éléments que le formateur et les experts recevront lors lors de la fin du TPI :</text:p>
      <text:p text:style-name="Normal">Pour le formateur et les experts :</text:p>
      <text:list text:style-name="LFO15" text:continue-numbering="true">
        <text:list-item>
          <text:p text:style-name="P58">Planning</text:p>
        </text:list-item>
        <text:list-item>
          <text:p text:style-name="P59">Rapport de projet</text:p>
        </text:list-item>
        <text:list-item>
          <text:p text:style-name="P60">Manuel utilisateur</text:p>
        </text:list-item>
        <text:list-item>
          <text:p text:style-name="P61">Journal de bord</text:p>
        </text:list-item>
        <text:list-item>
          <text:p text:style-name="P62">Documentation<text:s/></text:p>
        </text:list-item>
      </text:list>
      <text:p text:style-name="Normal"/>
      <text:p text:style-name="Normal"/>
      <text:p text:style-name="Normal"><text:tab/></text:p>
      <text:p text:style-name="Normal"/>
      <text:h text:style-name="Titre1" text:outline-level="1"><text:bookmark-start text:name="_Toc102382581"/><text:bookmark-start text:name="_Toc102477872"/><text:bookmark-start text:name="_Toc102482626"/><text:bookmark-start text:name="_Toc102574878"/><text:bookmark-start text:name="_Toc103006046"/>3. Méthodologie<text:bookmark-end text:name="_Toc102382581"/><text:bookmark-end text:name="_Toc102477872"/><text:bookmark-end text:name="_Toc102482626"/><text:bookmark-end text:name="_Toc102574878"/><text:bookmark-end text:name="_Toc103006046"/></text:h>
      <text:p text:style-name="Normal">Pour ce travail je vais utiliser la méthodologie en 6 étapes, c’est une méthodologie vue en classe, et qui est je trouve assez adapter pour ce travail. Comme<text:s/>son<text:s/>nom l’indique c’est méthode est diviser en 6 étapes qui permet d’organiser la réalisation d’un projet :</text:p>
      <text:list text:style-name="LFO16" text:continue-numbering="true">
        <text:list-item>
          <text:p text:style-name="P63">S’informer, bien lire le cahier des charges pour savoir quel seront les fonctionnalités à implémenter</text:p>
        </text:list-item>
        <text:list-item>
          <text:p text:style-name="P64">Planifier, savoir quand et comment réaliser les tâches demander. Fixer des délais et des objectifs claires et réalisable</text:p>
        </text:list-item>
        <text:list-item>
          <text:p text:style-name="P65">Décider, choisi une<text:s/>solution pour la réalisation</text:p>
        </text:list-item>
        <text:list-item>
          <text:p text:style-name="P66">Réaliser, c’est simplement réaliser les choses qu’on a planifier</text:p>
        </text:list-item>
        <text:list-item>
          <text:p text:style-name="P67">Contrôler, vérifier si tout ce qui a été prévu a pu être réaliser</text:p>
        </text:list-item>
        <text:list-item>
          <text:p text:style-name="P68">Évaluer, Regarder quel serrai les possible amélioration pour la prochaine fois</text:p>
        </text:list-item>
      </text:list>
      <text:h text:style-name="Titre1" text:outline-level="1"><text:bookmark-start text:name="_Toc102382582"/><text:bookmark-start text:name="_Toc102477873"/><text:bookmark-start text:name="_Toc102482627"/><text:bookmark-start text:name="_Toc102574879"/><text:bookmark-start text:name="_Toc103006047"/>4. Planification<text:bookmark-end text:name="_Toc102382582"/><text:bookmark-end text:name="_Toc102477873"/><text:bookmark-end text:name="_Toc102482627"/><text:bookmark-end text:name="_Toc102574879"/><text:bookmark-end text:name="_Toc103006047"/></text:h>
      <text:h text:style-name="Titre1" text:outline-level="1"><text:bookmark-start text:name="_Toc102477874"/><text:bookmark-start text:name="_Toc102482628"/><text:bookmark-start text:name="_Toc102574880"/><text:bookmark-start text:name="_Toc103006048"/>5. Analyse fonctionnelle<text:bookmark-end text:name="_Toc102477874"/><text:bookmark-end text:name="_Toc102482628"/><text:bookmark-end text:name="_Toc102574880"/><text:bookmark-end text:name="_Toc103006048"/></text:h>
      <text:h text:style-name="Titre2" text:outline-level="2">Création d’un compte / Login</text:h>
      <text:p text:style-name="Normal">Lorsqu’un invité se connecte au site il aura accès qu’au login et à la page de création de compte. Seul un utilisateur vérifier peut accéder aux autres fonctionnalités. Pour créer un compte il faut entrer les informations suivantes : Nom, Prénom, Pseudo, Adresse Électronique, mot de passe et une photo de profil. Ses informations seront stockées dans la base de<text:s/>données, le mot de passe stocker en base est hacher en sha256 et l’image est encoder en base64. <text:s/>Une fois le compte créer il ne sera pas directement possible de se connecter avec car le compte ne sera pas encore vérifié par l’un des administrateurs, une fois le compte vérifier il sera possible de connecter. Pour se connecter il suffit de rentrer son adresse électronique et son mot de passe.</text:p>
      <text:h text:style-name="Titre2" text:outline-level="2">Création d’un jeu</text:h>
      <text:p text:style-name="Normal">La création d’un jeu se fait depuis la page<text:s/>«<text:s/>creerJeu.php<text:s/>», pour créer un jeu<text:s/>tous les champs<text:s/>doivent être<text:s/>remplis<text:s/>les champs sont : Titre du jeu, L’éditeur, la date de sortie, un résumé, une catégorie, une image<text:s/>et<text:s/>une checkbox pour mettre le jeu en privé.<text:s/>Quand un jeu est<text:s/>créé<text:s/>il sera stocké dans la basé de donnée<text:s/>les<text:s/>informations rentrer dans le formulaire ainsi que qu’un champ idUtilisateur qui permet de stocker l’ID<text:s/>de la personne qui à rajouter le jeu.</text:p>
      <text:soft-page-break/>
      <text:h text:style-name="Titre2" text:outline-level="2">Rechercher des jeux</text:h>
      <text:p text:style-name="Normal">Rechercher un jeu se fait depuis la page<text:s/>« rechercheJeux.php »,<text:s/>par défaut la page affichera les derniers jeux ajouter par les utilisateurs. Sur cette page il a un formulaire qui permet de préciser des critères de recherche, les critères sont les suivants :<text:s/>Le titre du jeu, L’auteur du jeu, La catégorie du jeu,<text:s/>L’année de sortie<text:s/>et la<text:s/>moyenne<text:s/>minimal.<text:s/>Tout ses champs sont<text:s/>optionnels<text:s/>à la recherche et peuvent être combiner entre eux afin d’affiner ses recherches.<text:s/></text:p>
      <text:h text:style-name="Titre2" text:outline-level="2">Afficher les informations d’un jeu</text:h>
      <text:p text:style-name="Normal">C’est sur la page « jeuInfo.php » que les informations sur un jeu seront<text:s/>affichées, pour savoir quel jeu sera afficher la page récupère en GET le titre<text:s/>ce qui permet de récupérer dans la base de données<text:s/>toutes les informations nécessaires<text:s/>pour l’affichage des donnés de la page.</text:p>
      <text:h text:style-name="Titre2" text:outline-level="2">Rédiger des critiques</text:h>
      <text:p text:style-name="Normal">Sur la page « jeuInfo.php »<text:s/>il sera aussi possible de rédiger des critiques sur le jeu qu’affiche la page. C’est simplement un formulaire avec un textarea et un bouton pour envoyer.<text:s/>Pour éviter les commentaires non pertinents et insultant un commentaire posté se sera pas directement visible sur la page mais il faudra attendre qu’un administrateur vérifie la critique<text:s/>et la valide.<text:s/>Une fois le commentaire poster et valider il sera possible de le<text:s/>modifier.</text:p>
      <text:p text:style-name="Normal"/>
      <text:h text:style-name="Titre2" text:outline-level="2">Noter des jeux</text:h>
      <text:h text:style-name="Titre1" text:outline-level="1"><text:bookmark-start text:name="_Toc102382585"/><text:bookmark-start text:name="_Toc102477877"/><text:bookmark-start text:name="_Toc102482631"/><text:bookmark-start text:name="_Toc102574883"/><text:bookmark-start text:name="_Toc103006060"/>8. Plan de tests<text:bookmark-end text:name="_Toc102382585"/><text:bookmark-end text:name="_Toc102477877"/><text:bookmark-end text:name="_Toc102482631"/><text:bookmark-end text:name="_Toc102574883"/><text:bookmark-end text:name="_Toc103006060"/></text:h>
      <table:table table:style-name="Table69">
        <table:table-columns>
          <table:table-column table:style-name="TableColumn70"/>
          <table:table-column table:style-name="TableColumn71"/>
          <table:table-column table:style-name="TableColumn72"/>
          <table:table-column table:style-name="TableColumn73"/>
        </table:table-columns>
        <table:table-row table:style-name="TableRow74">
          <table:table-cell table:style-name="TableCell75">
            <text:p text:style-name="P76">Nom du test</text:p>
          </table:table-cell>
          <table:table-cell table:style-name="TableCell77">
            <text:p text:style-name="P78">User story</text:p>
          </table:table-cell>
          <table:table-cell table:style-name="TableCell79">
            <text:p text:style-name="P80">Description du test</text:p>
          </table:table-cell>
          <table:table-cell table:style-name="TableCell81">
            <text:p text:style-name="P82">Résultat attendu<text:s/></text:p>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row>
      </table:table>
      <text:p text:style-name="Normal"/>
      <text:h text:style-name="Titre1" text:outline-level="1"><text:bookmark-start text:name="_Toc102382586"/><text:bookmark-start text:name="_Toc102477878"/><text:bookmark-start text:name="_Toc102482632"/><text:bookmark-start text:name="_Toc102574884"/><text:bookmark-start text:name="_Toc103006061"/><text:soft-page-break/>9. Rapport de tests<text:bookmark-end text:name="_Toc102382586"/><text:bookmark-end text:name="_Toc102477878"/><text:bookmark-end text:name="_Toc102482632"/><text:bookmark-end text:name="_Toc102574884"/><text:bookmark-end text:name="_Toc103006061"/></text:h>
      <text:h text:style-name="Titre1" text:outline-level="1"><text:bookmark-start text:name="_Toc102382587"/><text:bookmark-start text:name="_Toc102477879"/><text:bookmark-start text:name="_Toc102482633"/><text:bookmark-start text:name="_Toc102574885"/><text:bookmark-start text:name="_Toc103006062"/>10. Conclusion<text:bookmark-end text:name="_Toc102382587"/><text:bookmark-end text:name="_Toc102477879"/><text:bookmark-end text:name="_Toc102482633"/><text:bookmark-end text:name="_Toc102574885"/><text:bookmark-end text:name="_Toc103006062"/></text:h>
      <text:h text:style-name="Titre1" text:outline-level="1"><text:bookmark-start text:name="_Toc102382584"/><text:bookmark-start text:name="_Toc102477876"/><text:bookmark-start text:name="_Toc102482630"/><text:bookmark-start text:name="_Toc102574882"/><text:bookmark-start text:name="_Toc103006059"/>11. Libraires et outils externes<text:bookmark-end text:name="_Toc102382584"/><text:bookmark-end text:name="_Toc102477876"/><text:bookmark-end text:name="_Toc102482630"/><text:bookmark-end text:name="_Toc102574882"/><text:bookmark-end text:name="_Toc103006059"/></text:h>
      <text:h text:style-name="Titre1" text:outline-level="1"><text:bookmark-start text:name="_Toc102382589"/><text:bookmark-start text:name="_Toc102477881"/><text:bookmark-start text:name="_Toc102482635"/><text:bookmark-start text:name="_Toc102574887"/><text:bookmark-start text:name="_Toc103006064"/>12. Bibliographie<text:bookmark-end text:name="_Toc102382589"/><text:bookmark-end text:name="_Toc102477881"/><text:bookmark-end text:name="_Toc102482635"/><text:bookmark-end text:name="_Toc102574887"/><text:bookmark-end text:name="_Toc103006064"/></text:h>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Hei" svg:font-family="SimHei" style:font-family-generic="modern" style:font-pitch="fixed"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2083in" fo:line-height="115%" fo:background-color="transparent" style:tab-stop-distance="0.5in"/>
      <style:text-properties style:font-name="Arial" style:font-name-asian="SimHe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B38600"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fo:font-weight="bold" style:font-weight-asian="bold" style:font-weight-complex="bold" fo:color="#26262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fo:color="#250C0C"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fo:font-style="italic" style:font-style-asian="italic" style:font-style-complex="italic" fo:color="#381212"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fo:color="#381212"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fo:color="#250C0C"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fo:font-style="italic" style:font-style-asian="italic" style:font-style-complex="italic" fo:color="#250C0C"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style="italic" style:font-style-asian="italic" style:font-style-complex="italic" fo:color="#272727" style:font-size-complex="10.5pt" fo:hyphenate="false"/>
    </style:style>
    <style:style style:name="Normal" style:display-name="Normal" style:family="paragraph">
      <style:text-properties style:font-name-complex="Arial" style:use-window-font-color="true"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ext-properties fo:hyphenate="false"/>
    </style:style>
    <style:style style:name="En-têteCar" style:display-name="En-tête Car" style:family="text" style:parent-style-name="Policepardéfaut">
      <style:text-properties style:font-name="Arial" style:font-name-complex="Arial" style:use-window-font-color="true"/>
    </style:style>
    <style:style style:name="Pieddepage" style:display-name="Pied de page" style:family="paragraph" style:parent-style-name="Normal">
      <style:paragraph-properties fo:text-align="center" fo:margin-bottom="0in" fo:line-height="100%" fo:margin-left="-0.5in" fo:margin-right="-0.5in">
        <style:tab-stops/>
      </style:paragraph-properties>
      <style:text-properties fo:color="#B38600" fo:hyphenate="false"/>
    </style:style>
    <style:style style:name="PieddepageCar" style:display-name="Pied de page Car" style:family="text" style:parent-style-name="Policepardéfaut">
      <style:text-properties style:font-name="Arial" style:font-name-complex="Arial" fo:color="#B38600"/>
    </style:style>
    <style:style style:name="Textedelespaceréservé" style:display-name="Texte de l'espace réservé" style:family="text" style:parent-style-name="Policepardéfaut">
      <style:text-properties style:font-name="Arial" style:font-name-complex="Arial" fo:color="#BFBFBF" fo:font-size="11pt" style:font-size-asian="11pt"/>
    </style:style>
    <style:style style:name="Coordonnées" style:display-name="Coordonnées" style:family="paragraph" style:parent-style-name="Normal">
      <style:paragraph-properties fo:text-align="end" fo:margin-bottom="0in"/>
      <style:text-properties fo:font-size="10pt" style:font-size-asian="10pt" style:font-size-complex="9pt" fo:hyphenate="false"/>
    </style:style>
    <style:style style:name="Date" style:display-name="Date" style:family="paragraph" style:parent-style-name="Normal" style:next-style-name="Salutations">
      <style:paragraph-properties fo:margin-top="0.6666in" fo:margin-bottom="0.6666in"/>
      <style:text-properties fo:hyphenate="false"/>
    </style:style>
    <style:style style:name="DateCar" style:display-name="Date Car" style:family="text" style:parent-style-name="Policepardéfaut">
      <style:text-properties style:font-name="Arial" style:font-name-complex="Arial" style:use-window-font-color="true"/>
    </style:style>
    <style:style style:name="Formuledepolitesse" style:display-name="Formule de politesse" style:family="paragraph" style:parent-style-name="Normal" style:next-style-name="Signature">
      <style:paragraph-properties fo:margin-bottom="0.6666in" fo:line-height="100%"/>
      <style:text-properties fo:hyphenate="false"/>
    </style:style>
    <style:style style:name="FormuledepolitesseCar" style:display-name="Formule de politesse Car" style:family="text" style:parent-style-name="Policepardéfaut">
      <style:text-properties style:font-name="Arial" style:font-name-complex="Arial" style:use-window-font-color="true"/>
    </style:style>
    <style:style style:name="Titre1Car" style:display-name="Titre 1 Car" style:family="text" style:parent-style-name="Policepardéfaut">
      <style:text-properties style:font-name="Arial" style:font-name-asian="SimHei" style:font-name-complex="Arial" fo:font-weight="bold" style:font-weight-asian="bold" style:font-weight-complex="bold" fo:color="#B38600" fo:font-size="14pt" style:font-size-asian="14pt" style:font-size-complex="14pt"/>
    </style:style>
    <style:style style:name="Titre2Car" style:display-name="Titre 2 Car" style:family="text" style:parent-style-name="Policepardéfaut">
      <style:text-properties style:font-name="Arial" style:font-name-asian="SimHei" style:font-name-complex="Arial" fo:font-weight="bold" style:font-weight-asian="bold" style:font-weight-complex="bold" fo:color="#262626" fo:font-size="13pt" style:font-size-asian="13pt" style:font-size-complex="13pt"/>
    </style:style>
    <style:style style:name="Textedebulles" style:display-name="Texte de bulles" style:family="paragraph" style:parent-style-name="Normal">
      <style:paragraph-properties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use-window-font-color="true" style:font-size-complex="9pt"/>
    </style:style>
    <style:style style:name="Bibliographie" style:display-name="Bibliographie" style:family="paragraph" style:parent-style-name="Normal" style:next-style-name="Normal">
      <style:text-properties fo:hyphenate="false"/>
    </style:style>
    <style:style style:name="Normalcentré" style:display-name="Normal centré" style:family="paragraph" style:parent-style-name="Normal">
      <style:paragraph-properties fo:border="0.0034in solid #4B1919" fo:padding="0.1388in" style:shadow="none" fo:margin-left="0.8in" fo:margin-right="0.8in">
        <style:tab-stops/>
      </style:paragraph-properties>
      <style:text-properties fo:font-style="italic" style:font-style-asian="italic" style:font-style-complex="italic" fo:color="#381212" fo:hyphenate="false"/>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text-properties style:font-name="Arial" style:font-name-complex="Arial" style:use-window-font-color="true"/>
    </style:style>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text-properties style:font-name="Arial" style:font-name-complex="Arial" style:use-window-font-color="tru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name="Arial" style:font-name-complex="Arial" style:use-window-font-color="true" style:font-size-complex="8pt"/>
    </style:style>
    <style:style style:name="Retrait1religne" style:display-name="Retrait 1re ligne" style:family="paragraph" style:parent-style-name="Corpsdetexte">
      <style:paragraph-properties fo:margin-bottom="0.2083in" fo:text-indent="0.25in"/>
      <style:text-properties fo:hyphenate="false"/>
    </style:style>
    <style:style style:name="Retrait1religneCar" style:display-name="Retrait 1re ligne Car" style:family="text" style:parent-style-name="CorpsdetexteCar">
      <style:text-properties style:font-name="Arial" style:font-name-complex="Arial" style:use-window-font-color="true"/>
    </style:style>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text-properties style:font-name="Arial" style:font-name-complex="Arial" style:use-window-font-color="true"/>
    </style:style>
    <style:style style:name="Retraitcorpset1relig." style:display-name="Retrait corps et 1re lig." style:family="paragraph" style:parent-style-name="Retraitcorpsdetexte">
      <style:paragraph-properties fo:margin-bottom="0.2083in" fo:text-indent="0.25in"/>
      <style:text-properties fo:hyphenate="false"/>
    </style:style>
    <style:style style:name="Retraitcorpset1relig.Car" style:display-name="Retrait corps et 1re lig. Car" style:family="text" style:parent-style-name="RetraitcorpsdetexteCar">
      <style:text-properties style:font-name="Arial" style:font-name-complex="Arial" style:use-window-font-color="true"/>
    </style:style>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text-properties style:font-name="Arial" style:font-name-complex="Arial" style:use-window-font-color="true"/>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name="Arial" style:font-name-complex="Arial" style:use-window-font-color="true" style:font-size-complex="8pt"/>
    </style:style>
    <style:style style:name="Titredulivre" style:display-name="Titre du livre" style:family="text" style:parent-style-name="Policepardéfaut">
      <style:text-properties style:font-name="Arial" style:font-name-complex="Arial" fo:font-weight="bold" style:font-weight-asian="bold" style:font-weight-complex="bold" fo:font-style="italic" style:font-style-asian="italic" style:font-style-complex="italic" fo:letter-spacing="0.0034in" fo:font-size="11pt" style:font-size-asian="11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00000" style:font-size-complex="9pt" fo:hyphenate="false"/>
    </style:style>
    <style:style style:name="Marquedecommentaire" style:display-name="Marque de commentaire" style:family="text" style:parent-style-name="Policepardéfaut">
      <style:text-properties style:font-name="Arial" style:font-name-complex="Arial" fo:font-size="11pt" style:font-size-asian="11pt" style:font-size-complex="8pt"/>
    </style:style>
    <style:style style:name="Commentaire" style:display-name="Commentaire" style:family="paragraph" style:parent-style-name="Normal">
      <style:paragraph-properties fo:line-height="100%"/>
      <style:text-properties fo:hyphenate="false"/>
    </style:style>
    <style:style style:name="CommentaireCar" style:display-name="Commentaire Car" style:family="text" style:parent-style-name="Policepardéfaut">
      <style:text-properties style:font-name="Arial" style:font-name-complex="Arial" style:use-window-font-color="tru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Arial" style:font-name-complex="Arial" fo:font-weight="bold" style:font-weight-asian="bold" style:font-weight-complex="bold" style:use-window-font-color="true"/>
    </style:style>
    <style:style style:name="Explorateurdedocuments" style:display-name="Explorateur de documents" style:family="paragraph" style:parent-style-name="Normal">
      <style:paragraph-properties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use-window-font-color="true" style:font-size-complex="8pt"/>
    </style:style>
    <style:style style:name="Signatureélectronique" style:display-name="Signature électronique" style:family="paragraph" style:parent-style-name="Normal">
      <style:paragraph-properties fo:margin-bottom="0in" fo:line-height="100%"/>
      <style:text-properties fo:hyphenate="false"/>
    </style:style>
    <style:style style:name="SignatureélectroniqueCar" style:display-name="Signature électronique Car" style:family="text" style:parent-style-name="Policepardéfaut">
      <style:text-properties style:font-name="Arial" style:font-name-complex="Arial" style:use-window-font-color="true"/>
    </style:style>
    <style:style style:name="Accentuation" style:display-name="Accentuation" style:family="text" style:parent-style-name="Policepardéfaut">
      <style:text-properties style:font-name="Arial" style:font-name-complex="Arial" fo:font-style="italic" style:font-style-asian="italic" style:font-style-complex="italic" fo:font-size="11pt" style:font-size-asian="11pt"/>
    </style:style>
    <style:style style:name="Appeldenotedefin" style:display-name="Appel de note de fin" style:family="text" style:parent-style-name="Policepardéfaut">
      <style:text-properties style:font-name="Arial" style:font-name-complex="Arial" style:text-position="super 63.6%" fo:font-size="11pt" style:font-size-asian="11pt"/>
    </style:style>
    <style:style style:name="Notedefin" style:display-name="Note de fin" style:family="paragraph" style:parent-style-name="Normal">
      <style:paragraph-properties fo:margin-bottom="0in" fo:line-height="100%"/>
      <style:text-properties fo:hyphenate="false"/>
    </style:style>
    <style:style style:name="NotedefinCar" style:display-name="Note de fin Car" style:family="text" style:parent-style-name="Policepardéfaut">
      <style:text-properties style:font-name="Arial" style:font-name-complex="Arial" style:use-window-font-color="true"/>
    </style:style>
    <style:style style:name="Adressedestinataire" style:display-name="Adresse destinataire" style:family="paragraph" style:parent-style-name="Normal">
      <style:paragraph-properties fo:margin-bottom="0in" fo:line-height="100%" fo:margin-left="2in">
        <style:tab-stops/>
      </style:paragraph-properties>
      <style:text-properties fo:font-size="12pt" style:font-size-asian="12pt" style:font-size-complex="12pt" fo:hyphenate="false"/>
    </style:style>
    <style:style style:name="Adresseexpéditeur" style:display-name="Adresse expéditeur" style:family="paragraph" style:parent-style-name="Normal">
      <style:paragraph-properties fo:margin-bottom="0in" fo:line-height="100%"/>
      <style:text-properties fo:hyphenate="false"/>
    </style:style>
    <style:style style:name="Lienhypertextesuivivisité" style:display-name="Lien hypertexte suivi visité" style:family="text" style:parent-style-name="Policepardéfaut">
      <style:text-properties style:font-name="Arial" style:font-name-complex="Arial" fo:color="#B38600" fo:font-size="11pt" style:font-size-asian="11pt" style:text-underline-type="single" style:text-underline-style="solid" style:text-underline-width="auto" style:text-underline-mode="continuous" style:text-underline-color="font-color"/>
    </style:style>
    <style:style style:name="Appelnotedebasdep." style:display-name="Appel note de bas de p." style:family="text" style:parent-style-name="Policepardéfaut">
      <style:text-properties style:font-name="Arial" style:font-name-complex="Arial" style:text-position="super 63.6%" fo:font-size="11pt" style:font-size-asian="11pt"/>
    </style:style>
    <style:style style:name="Notedebasdepage" style:display-name="Note de bas de page" style:family="paragraph" style:parent-style-name="Normal">
      <style:paragraph-properties fo:margin-bottom="0in" fo:line-height="100%"/>
      <style:text-properties fo:hyphenate="false"/>
    </style:style>
    <style:style style:name="NotedebasdepageCar" style:display-name="Note de bas de page Car" style:family="text" style:parent-style-name="Policepardéfaut">
      <style:text-properties style:font-name="Arial" style:font-name-complex="Arial" style:use-window-font-color="true"/>
    </style:style>
    <style:style style:name="Titre3Car" style:display-name="Titre 3 Car" style:family="text" style:parent-style-name="Policepardéfaut">
      <style:text-properties style:font-name="Arial" style:font-name-asian="SimHei" style:font-name-complex="Arial" fo:color="#250C0C" fo:font-size="12pt" style:font-size-asian="12pt" style:font-size-complex="12pt"/>
    </style:style>
    <style:style style:name="Titre4Car" style:display-name="Titre 4 Car" style:family="text" style:parent-style-name="Policepardéfaut">
      <style:text-properties style:font-name="Arial" style:font-name-asian="SimHei" style:font-name-complex="Arial" fo:font-style="italic" style:font-style-asian="italic" style:font-style-complex="italic" fo:color="#381212"/>
    </style:style>
    <style:style style:name="Titre5Car" style:display-name="Titre 5 Car" style:family="text" style:parent-style-name="Policepardéfaut">
      <style:text-properties style:font-name="Arial" style:font-name-asian="SimHei" style:font-name-complex="Arial" fo:color="#381212"/>
    </style:style>
    <style:style style:name="Titre6Car" style:display-name="Titre 6 Car" style:family="text" style:parent-style-name="Policepardéfaut">
      <style:text-properties style:font-name="Arial" style:font-name-asian="SimHei" style:font-name-complex="Arial" fo:color="#250C0C"/>
    </style:style>
    <style:style style:name="Titre7Car" style:display-name="Titre 7 Car" style:family="text" style:parent-style-name="Policepardéfaut">
      <style:text-properties style:font-name="Arial" style:font-name-asian="SimHei" style:font-name-complex="Arial" fo:font-style="italic" style:font-style-asian="italic" style:font-style-complex="italic" fo:color="#250C0C"/>
    </style:style>
    <style:style style:name="Titre8Car" style:display-name="Titre 8 Car" style:family="text" style:parent-style-name="Policepardéfaut">
      <style:text-properties style:font-name="Arial" style:font-name-asian="SimHei" style:font-name-complex="Arial" fo:color="#272727" style:font-size-complex="10.5pt"/>
    </style:style>
    <style:style style:name="Titre9Car" style:display-name="Titre 9 Car" style:family="text" style:parent-style-name="Policepardéfaut">
      <style:text-properties style:font-name="Arial" style:font-name-asian="SimHei" style:font-name-complex="Arial" fo:font-style="italic" style:font-style-asian="italic" style:font-style-complex="italic" fo:color="#272727" style:font-size-complex="10.5pt"/>
    </style:style>
    <style:style style:name="AcronymeHTML" style:display-name="Acronyme HTML" style:family="text" style:parent-style-name="Policepardéfaut">
      <style:text-properties style:font-name="Arial" style:font-name-complex="Arial" fo:font-size="11pt" style:font-size-asian="11pt"/>
    </style:style>
    <style:style style:name="AdresseHTML" style:display-name="Adresse HTML" style:family="paragraph" style:parent-style-name="Normal">
      <style:paragraph-properties fo:margin-bottom="0in" fo:line-height="100%"/>
      <style:text-properties fo:font-style="italic" style:font-style-asian="italic" style:font-style-complex="italic" fo:hyphenate="false"/>
    </style:style>
    <style:style style:name="AdresseHTMLCar" style:display-name="Adresse HTML Car" style:family="text" style:parent-style-name="Policepardéfaut">
      <style:text-properties style:font-name="Arial" style:font-name-complex="Arial" fo:font-style="italic" style:font-style-asian="italic" style:font-style-complex="italic" style:use-window-font-color="true"/>
    </style:style>
    <style:style style:name="CitationHTML" style:display-name="Citation HTML" style:family="text" style:parent-style-name="Policepardéfaut">
      <style:text-properties style:font-name="Arial" style:font-name-complex="Arial" fo:font-style="italic" style:font-style-asian="italic" style:font-style-complex="italic" fo:font-size="11pt" style:font-size-asian="11pt"/>
    </style:style>
    <style:style style:name="CodeHTML" style:display-name="Code HTML" style:family="text" style:parent-style-name="Policepardéfaut">
      <style:text-properties style:font-name="Consolas" style:font-name-complex="Arial" fo:font-size="11pt" style:font-size-asian="11pt" style:font-size-complex="10pt"/>
    </style:style>
    <style:style style:name="DéfinitionHTML" style:display-name="Définition HTML" style:family="text" style:parent-style-name="Policepardéfaut">
      <style:text-properties style:font-name="Arial" style:font-name-complex="Arial" fo:font-style="italic" style:font-style-asian="italic" style:font-style-complex="italic" fo:font-size="11pt" style:font-size-asian="11pt"/>
    </style:style>
    <style:style style:name="ClavierHTML" style:display-name="Clavier HTML" style:family="text" style:parent-style-name="Policepardéfaut">
      <style:text-properties style:font-name="Consolas" style:font-name-complex="Arial" fo:font-size="11pt" style:font-size-asian="11pt" style:font-size-complex="10pt"/>
    </style:style>
    <style:style style:name="PréformatéHTML" style:display-name="Préformaté HTML" style:family="paragraph" style:parent-style-name="Normal">
      <style:paragraph-properties fo:margin-bottom="0in" fo:line-height="100%"/>
      <style:text-properties style:font-name="Consolas" fo:hyphenate="false"/>
    </style:style>
    <style:style style:name="PréformatéHTMLCar" style:display-name="Préformaté HTML Car" style:family="text" style:parent-style-name="Policepardéfaut">
      <style:text-properties style:font-name="Consolas" style:font-name-complex="Arial" style:use-window-font-color="true"/>
    </style:style>
    <style:style style:name="ExempleHTML" style:display-name="Exemple HTML" style:family="text" style:parent-style-name="Policepardéfaut">
      <style:text-properties style:font-name="Consolas" style:font-name-complex="Arial" fo:font-size="12pt" style:font-size-asian="12pt" style:font-size-complex="12pt"/>
    </style:style>
    <style:style style:name="MachineàécrireHTML" style:display-name="Machine à écrire HTML" style:family="text" style:parent-style-name="Policepardéfaut">
      <style:text-properties style:font-name="Consolas" style:font-name-complex="Arial" fo:font-size="11pt" style:font-size-asian="11pt" style:font-size-complex="10pt"/>
    </style:style>
    <style:style style:name="VariableHTML" style:display-name="Variable HTML" style:family="text" style:parent-style-name="Policepardéfaut">
      <style:text-properties style:font-name="Arial" style:font-name-complex="Arial" fo:font-style="italic" style:font-style-asian="italic" style:font-style-complex="italic" fo:font-size="11pt" style:font-size-asian="11pt"/>
    </style:style>
    <style:style style:name="Lienhypertexte" style:display-name="Lien hypertexte" style:family="text" style:parent-style-name="Policepardéfaut">
      <style:text-properties style:font-name="Arial" style:font-name-complex="Arial" fo:color="#1D1C1C" fo:font-size="11pt" style:font-size-asian="11pt"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auto-update="true">
      <style:paragraph-properties fo:margin-bottom="0in" fo:line-height="100%" fo:margin-left="0.1388in" fo:text-indent="-0.1388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2777in" fo:text-indent="-0.1388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166in" fo:text-indent="-0.1388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5555in" fo:text-indent="-0.1388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6944in" fo:text-indent="-0.1388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8333in" fo:text-indent="-0.1388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0.9722in" fo:text-indent="-0.1388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1111in" fo:text-indent="-0.1388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25in" fo:text-indent="-0.1388in">
        <style:tab-stops/>
      </style:paragraph-properties>
      <style:text-properties fo:hyphenate="false"/>
    </style:style>
    <style:style style:name="Titreindex" style:display-name="Titre index" style:family="paragraph" style:parent-style-name="Normal" style:next-style-name="Index1">
      <style:text-properties fo:font-weight="bold" style:font-weight-asian="bold" style:font-weight-complex="bold" fo:hyphenate="false"/>
    </style:style>
    <style:style style:name="Accentuationintense" style:display-name="Accentuation intense" style:family="text" style:parent-style-name="Policepardéfaut">
      <style:text-properties style:font-name="Arial" style:font-name-complex="Arial" fo:font-style="italic" style:font-style-asian="italic" style:font-style-complex="italic" fo:color="#381212" fo:font-size="11pt" style:font-size-asian="11pt"/>
    </style:style>
    <style:style style:name="Citationintense" style:display-name="Citation intense" style:family="paragraph" style:parent-style-name="Normal" style:next-style-name="Normal">
      <style:paragraph-properties fo:border-top="0.0069in solid #4B1919" fo:border-left="none" fo:border-bottom="0.0069in solid #4B191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81212" fo:hyphenate="false"/>
    </style:style>
    <style:style style:name="CitationintenseCar" style:display-name="Citation intense Car" style:family="text" style:parent-style-name="Policepardéfaut">
      <style:text-properties style:font-name="Arial" style:font-name-complex="Arial" fo:font-style="italic" style:font-style-asian="italic" style:font-style-complex="italic" fo:color="#381212"/>
    </style:style>
    <style:style style:name="Référenceintense" style:display-name="Référence intense" style:family="text" style:parent-style-name="Policepardéfaut">
      <style:text-properties style:font-name="Arial" style:font-name-complex="Arial" fo:font-weight="bold" style:font-weight-asian="bold" style:font-weight-complex="bold" fo:text-transform="none" fo:font-variant="small-caps" fo:color="#381212" fo:letter-spacing="0.0034in" fo:font-size="11pt" style:font-size-asian="11pt"/>
    </style:style>
    <style:style style:name="Numérodeligne" style:display-name="Numéro de ligne" style:family="text" style:parent-style-name="Policepardéfaut">
      <style:text-properties style:font-name="Arial" style:font-name-complex="Arial" fo:font-size="11pt" style:font-size-asian="11pt"/>
    </style:style>
    <style:style style:name="Liste" style:display-name="Liste" style:family="paragraph" style:parent-style-name="Normal">
      <style:paragraph-properties style:contextual-spacing="true" fo:margin-left="0.25in" fo:text-indent="-0.25in">
        <style:tab-stops/>
      </style:paragraph-properties>
      <style:text-properties fo:hyphenate="false"/>
    </style:style>
    <style:style style:name="Liste2" style:display-name="Liste 2" style:family="paragraph" style:parent-style-name="Normal">
      <style:paragraph-properties style:contextual-spacing="true" fo:margin-left="0.5in" fo:text-indent="-0.25in">
        <style:tab-stops/>
      </style:paragraph-properties>
      <style:text-properties fo:hyphenate="false"/>
    </style:style>
    <style:style style:name="Liste3" style:display-name="Liste 3" style:family="paragraph" style:parent-style-name="Normal">
      <style:paragraph-properties style:contextual-spacing="true" fo:margin-left="0.75in" fo:text-indent="-0.25in">
        <style:tab-stops/>
      </style:paragraph-properties>
      <style:text-properties fo:hyphenate="false"/>
    </style:style>
    <style:style style:name="Liste4" style:display-name="Liste 4" style:family="paragraph" style:parent-style-name="Normal">
      <style:paragraph-properties style:contextual-spacing="true" fo:margin-left="1in" fo:text-indent="-0.25in">
        <style:tab-stops/>
      </style:paragraph-properties>
      <style:text-properties fo:hyphenate="false"/>
    </style:style>
    <style:style style:name="Liste5" style:display-name="Liste 5" style:family="paragraph" style:parent-style-name="Normal">
      <style:paragraph-properties style:contextual-spacing="true" fo:margin-left="1.25in" fo:text-indent="-0.25in">
        <style:tab-stops/>
      </style:paragraph-properties>
      <style:text-properties fo:hyphenate="false"/>
    </style:style>
    <style:style style:name="Listeàpuces" style:display-name="Liste à puces" style:family="paragraph" style:parent-style-name="Normal" style:list-style-name="LFO1">
      <style:paragraph-properties style:contextual-spacing="true"/>
      <style:text-properties fo:hyphenate="false"/>
    </style:style>
    <style:style style:name="Listeàpuces2" style:display-name="Liste à puces 2" style:family="paragraph" style:parent-style-name="Normal" style:list-style-name="LFO2">
      <style:paragraph-properties style:contextual-spacing="true"/>
      <style:text-properties fo:hyphenate="false"/>
    </style:style>
    <style:style style:name="Listeàpuces3" style:display-name="Liste à puces 3" style:family="paragraph" style:parent-style-name="Normal" style:list-style-name="LFO3">
      <style:paragraph-properties style:contextual-spacing="true"/>
      <style:text-properties fo:hyphenate="false"/>
    </style:style>
    <style:style style:name="Listeàpuces4" style:display-name="Liste à puces 4" style:family="paragraph" style:parent-style-name="Normal" style:list-style-name="LFO4">
      <style:paragraph-properties style:contextual-spacing="true"/>
      <style:text-properties fo:hyphenate="false"/>
    </style:style>
    <style:style style:name="Listeàpuces5" style:display-name="Liste à puces 5" style:family="paragraph" style:parent-style-name="Normal" style:list-style-name="LFO5">
      <style:paragraph-properties style:contextual-spacing="true"/>
      <style:text-properties fo:hyphenate="false"/>
    </style:style>
    <style:style style:name="Listecontinue" style:display-name="Liste continue" style:family="paragraph" style:parent-style-name="Normal">
      <style:paragraph-properties style:contextual-spacing="true" fo:margin-bottom="0.0833in" fo:margin-left="0.25in">
        <style:tab-stops/>
      </style:paragraph-properties>
      <style:text-properties fo:hyphenate="false"/>
    </style:style>
    <style:style style:name="Listecontinue2" style:display-name="Liste continue 2" style:family="paragraph" style:parent-style-name="Normal">
      <style:paragraph-properties style:contextual-spacing="true" fo:margin-bottom="0.0833in" fo:margin-left="0.5in">
        <style:tab-stops/>
      </style:paragraph-properties>
      <style:text-properties fo:hyphenate="false"/>
    </style:style>
    <style:style style:name="Listecontinue3" style:display-name="Liste continue 3" style:family="paragraph" style:parent-style-name="Normal">
      <style:paragraph-properties style:contextual-spacing="true" fo:margin-bottom="0.0833in" fo:margin-left="0.75in">
        <style:tab-stops/>
      </style:paragraph-properties>
      <style:text-properties fo:hyphenate="false"/>
    </style:style>
    <style:style style:name="Listecontinue4" style:display-name="Liste continue 4" style:family="paragraph" style:parent-style-name="Normal">
      <style:paragraph-properties style:contextual-spacing="true" fo:margin-bottom="0.0833in" fo:margin-left="1in">
        <style:tab-stops/>
      </style:paragraph-properties>
      <style:text-properties fo:hyphenate="false"/>
    </style:style>
    <style:style style:name="Listecontinue5" style:display-name="Liste continue 5" style:family="paragraph" style:parent-style-name="Normal">
      <style:paragraph-properties style:contextual-spacing="true" fo:margin-bottom="0.0833in" fo:margin-left="1.25in">
        <style:tab-stops/>
      </style:paragraph-properties>
      <style:text-properties fo:hyphenate="false"/>
    </style:style>
    <style:style style:name="Listeànuméros" style:display-name="Liste à numéros" style:family="paragraph" style:parent-style-name="Normal" style:list-style-name="LFO6">
      <style:paragraph-properties style:contextual-spacing="true"/>
      <style:text-properties fo:hyphenate="false"/>
    </style:style>
    <style:style style:name="Listeànuméros2" style:display-name="Liste à numéros 2" style:family="paragraph" style:parent-style-name="Normal" style:list-style-name="LFO7">
      <style:paragraph-properties style:contextual-spacing="true"/>
      <style:text-properties fo:hyphenate="false"/>
    </style:style>
    <style:style style:name="Listeànuméros3" style:display-name="Liste à numéros 3" style:family="paragraph" style:parent-style-name="Normal" style:list-style-name="LFO8">
      <style:paragraph-properties style:contextual-spacing="true"/>
      <style:text-properties fo:hyphenate="false"/>
    </style:style>
    <style:style style:name="Listeànuméros4" style:display-name="Liste à numéros 4" style:family="paragraph" style:parent-style-name="Normal" style:list-style-name="LFO9">
      <style:paragraph-properties style:contextual-spacing="true"/>
      <style:text-properties fo:hyphenate="false"/>
    </style:style>
    <style:style style:name="Listeànuméros5" style:display-name="Liste à numéros 5" style:family="paragraph" style:parent-style-name="Normal" style:list-style-name="LFO10">
      <style:paragraph-properties style:contextual-spacing="true"/>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Arial" style:letter-kerning="true" fo:hyphenate="false"/>
    </style:style>
    <style:style style:name="TextedemacroCar" style:display-name="Texte de macro Car" style:family="text" style:parent-style-name="Policepardéfaut">
      <style:text-properties style:font-name="Consolas" style:font-name-complex="Arial" style:letter-kerning="true"/>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fo:font-size="12pt" style:font-size-asian="12pt" style:font-size-complex="12pt" fo:hyphenate="false"/>
    </style:style>
    <style:style style:name="En-têtedemessageCar" style:display-name="En-tête de message Car" style:family="text" style:parent-style-name="Policepardéfaut">
      <style:text-properties style:font-name="Arial" style:font-name-asian="SimHei" style:font-name-complex="Arial" style:use-window-font-color="true" fo:font-size="12pt" style:font-size-asian="12pt" style:font-size-complex="12pt" fo:background-color="transparent"/>
    </style:style>
    <style:style style:name="Sansinterligne" style:display-name="Sans interligne" style:family="paragraph">
      <style:paragraph-properties fo:margin-bottom="0in" fo:line-height="100%"/>
      <style:text-properties style:font-name-complex="Arial" style:letter-kerning="true" fo:hyphenate="false"/>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paragraph-properties fo:margin-bottom="0in" fo:line-height="100%"/>
      <style:text-properties fo:hyphenate="false"/>
    </style:style>
    <style:style style:name="TitredenoteCar" style:display-name="Titre de note Car" style:family="text" style:parent-style-name="Policepardéfaut">
      <style:text-properties style:font-name="Arial" style:font-name-complex="Arial" style:use-window-font-color="true"/>
    </style:style>
    <style:style style:name="Numérodepage" style:display-name="Numéro de page" style:family="text" style:parent-style-name="Policepardéfaut">
      <style:text-properties style:font-name="Arial" style:font-name-complex="Arial" fo:font-size="11pt" style:font-size-asian="11pt"/>
    </style:style>
    <style:style style:name="Textebrut" style:display-name="Texte brut" style:family="paragraph" style:parent-style-name="Normal">
      <style:paragraph-properties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name-complex="Arial" style:use-window-font-color="true" style:font-size-complex="10.5pt"/>
    </style:style>
    <style:style style:name="Citation" style:display-name="Citation"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style:font-name="Arial" style:font-name-complex="Arial" fo:font-style="italic" style:font-style-asian="italic" style:font-style-complex="italic" fo:color="#404040"/>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text-properties style:font-name="Arial" style:font-name-complex="Arial" style:use-window-font-color="true"/>
    </style:style>
    <style:style style:name="Signature" style:display-name="Signature" style:family="paragraph" style:parent-style-name="Normal" style:next-style-name="Normal">
      <style:paragraph-properties style:contextual-spacing="true"/>
      <style:text-properties fo:hyphenate="false"/>
    </style:style>
    <style:style style:name="SignatureCar" style:display-name="Signature Car" style:family="text" style:parent-style-name="Policepardéfaut">
      <style:text-properties style:font-name="Arial" style:font-name-complex="Arial" style:use-window-font-color="true"/>
    </style:style>
    <style:style style:name="Élevé" style:display-name="Élevé" style:family="text" style:parent-style-name="Policepardéfaut">
      <style:text-properties style:font-name="Arial" style:font-name-complex="Arial" fo:font-weight="bold" style:font-weight-asian="bold" style:font-weight-complex="bold" fo:font-size="11pt" style:font-size-asian="11pt"/>
    </style:style>
    <style:style style:name="Sous-titre" style:display-name="Sous-titre" style:family="paragraph" style:parent-style-name="Normal" style:next-style-name="Normal">
      <style:paragraph-properties fo:margin-bottom="0.1111in"/>
      <style:text-properties fo:color="#5A5A5A" fo:letter-spacing="0.0104in" fo:hyphenate="false"/>
    </style:style>
    <style:style style:name="Sous-titreCar" style:display-name="Sous-titre Car" style:family="text" style:parent-style-name="Policepardéfaut">
      <style:text-properties style:font-name="Arial" style:font-name-complex="Arial" fo:color="#5A5A5A" fo:letter-spacing="0.0104in"/>
    </style:style>
    <style:style style:name="Accentuationlégère" style:display-name="Accentuation légère" style:family="text" style:parent-style-name="Policepardéfaut">
      <style:text-properties style:font-name="Arial" style:font-name-complex="Arial" fo:font-style="italic" style:font-style-asian="italic" style:font-style-complex="italic" fo:color="#404040" fo:font-size="11pt" style:font-size-asian="11pt"/>
    </style:style>
    <style:style style:name="Référencelégère" style:display-name="Référence légère" style:family="text" style:parent-style-name="Policepardéfaut">
      <style:text-properties style:font-name="Arial" style:font-name-complex="Arial" fo:font-variant="small-caps" fo:color="#5A5A5A" fo:font-size="11pt" style:font-size-asian="11pt"/>
    </style:style>
    <style:style style:name="Tabledesréférencesjuridiques" style:display-name="Table des références juridiques" style:family="paragraph" style:parent-style-name="Normal" style:next-style-name="Normal">
      <style:paragraph-properties fo:margin-bottom="0in" fo:margin-left="0.1527in" fo:text-indent="-0.1527in">
        <style:tab-stops/>
      </style:paragraph-properties>
      <style:text-properties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Titre" style:display-name="Titre" style:family="paragraph" style:parent-style-name="Normal" style:next-style-name="Normal">
      <style:paragraph-properties style:contextual-spacing="true" fo:margin-bottom="0in" fo:line-height="100%"/>
      <style:text-properties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rial" style:font-name-asian="SimHei" style:font-name-complex="Arial" style:use-window-font-color="true" fo:letter-spacing="-0.0069in" style:letter-kerning="true" fo:font-size="28pt" style:font-size-asian="28pt" style:font-size-complex="28pt"/>
    </style:style>
    <style:style style:name="TitreTR" style:display-name="Titre TR" style:family="paragraph" style:parent-style-name="Normal" style:next-style-name="Normal">
      <style:paragraph-properties fo:margin-top="0.0833in"/>
      <style:text-properties fo:font-weight="bold" style:font-weight-asian="bold" style:font-weight-complex="bold" fo:font-size="12pt" style:font-size-asian="12pt" style:font-size-complex="12pt"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style:text-properties fo:font-weight="normal" style:font-weight-asian="normal" style:font-weight-complex="normal" fo:color="#381212" fo:font-size="16pt" style:font-size-asian="16pt" style:font-size-complex="16pt" fo:hyphenate="false"/>
    </style:style>
    <style:style style:name="Mention" style:display-name="Mention" style:family="text" style:parent-style-name="Policepardéfaut">
      <style:text-properties style:font-name="Arial" style:font-name-complex="Arial" fo:color="#2B579A" fo:background-color="#E1DFDD"/>
    </style:style>
    <style:style style:name="Mot-dièse" style:display-name="Mot-dièse" style:family="text" style:parent-style-name="Policepardéfaut">
      <style:text-properties style:font-name="Arial" style:font-name-complex="Arial" fo:color="#2B579A" fo:background-color="#E1DFDD"/>
    </style:style>
    <style:style style:name="SmartHyperlink" style:display-name="Smart Hyperlink" style:family="text" style:parent-style-name="Policepardéfaut">
      <style:text-properties style:font-name="Arial" style:font-name-complex="Arial" style:text-underline-type="single" style:text-underline-style="dotted" style:text-underline-width="auto" style:text-underline-mode="continuous" style:text-underline-color="font-color"/>
    </style:style>
    <style:style style:name="Mentionnonrésolue" style:display-name="Mention non résolue" style:family="text" style:parent-style-name="Policepardéfaut">
      <style:text-properties style:font-name="Arial" style:font-name-complex="Arial" fo:color="#605E5C" fo:background-color="#E1DFDD"/>
    </style:style>
    <style:style style:name="gi" style:display-name="gi" style:family="text" style:parent-style-name="Policepardéfaut"/>
    <style:style style:name="WW_CharLFO1LVL1" style:family="text">
      <style:text-properties style:font-name="Times New Roman" style:font-name-complex="Times New Roman"/>
    </style:style>
    <text:list-style style:name="E" style:display-name="1 / 1.1 / 1.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1" style:display-name="1 / a / i1">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ArticleSection1" style:display-name="Article / Section1">
      <text:list-level-style-number text:level="1" text:style-name="WW_CharLFO3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4LVL1" style:family="text">
      <style:text-properties style:font-name="Symbol"/>
    </style:style>
    <text:list-style style:name="LFO1" style:display-name="LFO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2" style:display-name="LFO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3" style:display-name="LFO3">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4" style:display-name="LFO4">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5" style:display-name="LFO5">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6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1.15in"/>
      </style:footer-style>
    </style:page-layout>
    <style:style style:name="P2" style:parent-style-name="Pieddepage" style:family="paragraph">
      <style:paragraph-properties fo:text-align="start" fo:margin-left="0in">
        <style:tab-stops/>
      </style:paragraph-properties>
    </style:style>
  </office:automatic-styles>
  <office:master-styles>
    <style:master-page style:name="MP0" style:page-layout-name="PL0">
      <style:header>
        <text:p text:style-name="En-tête">Noah Champendal<text:tab/><text:tab/><text:tab/><text:tab/><text:tab/><text:tab/><text:tab/><text:tab/><text:tab/><text:s text:c="4"/>IFA-P3A</text:p>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AH.CHMPN</meta:initial-creator>
    <dc:creator>NOAH.CHMPN</dc:creator>
    <meta:creation-date>2022-05-02T07:26:00Z</meta:creation-date>
    <dc:date>2022-05-12T14:43:00Z</dc:date>
    <meta:template xlink:href="Lettre%20à%20en-tête%20Tons%20naturels.dotx" xlink:type="simple"/>
    <meta:editing-cycles>310</meta:editing-cycles>
    <meta:editing-duration>PT141300S</meta:editing-duration>
    <meta:user-defined meta:name="ContentTypeId">0x01010079F111ED35F8CC479449609E8A0923A6</meta:user-defined>
    <meta:document-statistic meta:page-count="8" meta:paragraph-count="18" meta:word-count="1407" meta:character-count="9133" meta:row-count="64" meta:non-whitespace-character-count="7744"/>
  </office:meta>
</office:document-meta>
</file>